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c2c9" officeooo:paragraph-rsid="000ec2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23:00:25.013463676</meta:creation-date>
    <dc:date>2018-12-07T23:00:55.159871978</dc:date>
    <meta:editing-duration>PT36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0.6.2$Linux_X86_64 LibreOffice_project/00m0$Build-2</meta:generator>
  </office:meta>
</office:document-meta>
</file>